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svg:stroke-color="#000000" draw:fill="none" draw:fill-color="#ffffff" draw:fill-image-width="0cm" draw:fill-image-height="0cm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5" style:family="graphic" style:parent-style-name="standard">
      <style:graphic-properties svg:stroke-color="#000000" draw:fill="none" draw:fill-color="#ffffff" draw:fill-image-width="0cm" draw:fill-image-height="0cm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1.019cm"/>
    </style:style>
    <style:style style:name="gr7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.354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fo:font-weight="normal" style:font-size-asian="20pt" style:font-weight-asian="normal" style:font-size-complex="20pt" style:font-weight-complex="normal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13.208cm" svg:y1="5.842cm" svg:x2="13.208cm" svg:y2="10.668cm">
          <text:p/>
        </draw:line>
        <draw:line draw:style-name="gr1" draw:text-style-name="P1" draw:layer="layout" svg:x1="8.636cm" svg:y1="10.668cm" svg:x2="19.304cm" svg:y2="10.668cm">
          <text:p/>
        </draw:line>
        <draw:line draw:style-name="gr1" draw:text-style-name="P1" draw:layer="layout" svg:x1="8.727cm" svg:y1="10.614cm" svg:x2="8.727cm" svg:y2="5.842cm">
          <text:p/>
        </draw:line>
        <draw:line draw:style-name="gr1" draw:text-style-name="P1" draw:layer="layout" svg:x1="8.727cm" svg:y1="5.842cm" svg:x2="19.304cm" svg:y2="5.842cm">
          <text:p/>
        </draw:line>
        <draw:line draw:style-name="gr1" draw:text-style-name="P1" draw:layer="layout" svg:x1="19.304cm" svg:y1="10.668cm" svg:x2="19.304cm" svg:y2="5.842cm">
          <text:p/>
        </draw:line>
        <draw:custom-shape draw:style-name="gr2" draw:text-style-name="P1" draw:layer="layout" svg:width="1.016cm" svg:height="1.051cm" svg:x="10.006cm" svg:y="6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016cm" svg:height="1.051cm" svg:x="10.907cm" svg:y="7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016cm" svg:height="1.051cm" svg:x="9.008cm" svg:y="7.56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016cm" svg:height="1.051cm" svg:x="10.109cm" svg:y="9.06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016cm" svg:height="1.051cm" svg:x="11.71cm" svg:y="9.06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1" draw:layer="layout" svg:x1="9.652cm" svg:y1="7.874cm" svg:x2="10.16cm" svg:y2="7.112cm">
          <text:p/>
        </draw:line>
        <draw:line draw:style-name="gr3" draw:text-style-name="P1" draw:layer="layout" svg:x1="11.176cm" svg:y1="7.561cm" svg:x2="10.76cm" svg:y2="7.112cm">
          <text:p/>
        </draw:line>
        <draw:line draw:style-name="gr3" draw:text-style-name="P1" draw:layer="layout" svg:x1="10.752cm" svg:y1="9.174cm" svg:x2="11.26cm" svg:y2="8.412cm">
          <text:p/>
        </draw:line>
        <draw:line draw:style-name="gr3" draw:text-style-name="P1" draw:layer="layout" svg:x1="12.038cm" svg:y1="9.061cm" svg:x2="11.76cm" svg:y2="8.512cm">
          <text:p/>
        </draw:line>
        <draw:frame draw:style-name="gr4" draw:text-style-name="P2" draw:layer="layout" svg:width="1.016cm" svg:height="1.047cm" svg:x="10.006cm" svg:y="6.261cm">
          <draw:text-box>
            <text:p text:style-name="P2"><text:span text:style-name="T1">+</text:span></text:p>
          </draw:text-box>
        </draw:frame>
        <draw:frame draw:style-name="gr4" draw:text-style-name="P2" draw:layer="layout" svg:width="1.016cm" svg:height="1.047cm" svg:x="9.006cm" svg:y="7.562cm">
          <draw:text-box>
            <text:p text:style-name="P2"><text:span text:style-name="T1">x</text:span></text:p>
          </draw:text-box>
        </draw:frame>
        <draw:frame draw:style-name="gr4" draw:text-style-name="P2" draw:layer="layout" svg:width="1.016cm" svg:height="1.047cm" svg:x="10.906cm" svg:y="7.562cm">
          <draw:text-box>
            <text:p text:style-name="P2"><text:span text:style-name="T1">/</text:span></text:p>
          </draw:text-box>
        </draw:frame>
        <draw:frame draw:style-name="gr4" draw:text-style-name="P2" draw:layer="layout" svg:width="1.016cm" svg:height="1.047cm" svg:x="10.106cm" svg:y="9.062cm">
          <draw:text-box>
            <text:p text:style-name="P2"><text:span text:style-name="T1">5</text:span></text:p>
          </draw:text-box>
        </draw:frame>
        <draw:frame draw:style-name="gr4" draw:text-style-name="P2" draw:layer="layout" svg:width="1.016cm" svg:height="1.047cm" svg:x="11.706cm" svg:y="9.062cm">
          <draw:text-box>
            <text:p text:style-name="P2"><text:span text:style-name="T1">y</text:span></text:p>
          </draw:text-box>
        </draw:frame>
        <draw:custom-shape draw:style-name="gr5" draw:text-style-name="P1" draw:layer="layout" svg:width="2.794cm" svg:height="1.016cm" svg:x="14.986cm" svg:y="7.0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778cm" svg:height="1.016cm" svg:x="14.07cm" svg:y="8.5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778cm" svg:height="1.016cm" svg:x="16.97cm" svg:y="8.512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4.986cm" svg:y1="8.512cm" svg:x2="15.24cm" svg:y2="8.028cm">
          <text:p/>
        </draw:line>
        <draw:line draw:style-name="gr3" draw:text-style-name="P1" draw:layer="layout" svg:x1="17.526cm" svg:y1="8.512cm" svg:x2="17.24cm" svg:y2="8.028cm">
          <text:p/>
        </draw:line>
        <draw:frame draw:style-name="gr4" draw:text-style-name="P1" draw:layer="layout" svg:width="2.794cm" svg:height="0.962cm" svg:x="14.986cm" svg:y="7.012cm">
          <draw:text-box>
            <text:p text:style-name="P1">do until</text:p>
          </draw:text-box>
        </draw:frame>
        <draw:frame draw:style-name="gr4" draw:text-style-name="P1" draw:layer="layout" svg:width="1.778cm" svg:height="0.962cm" svg:x="14.07cm" svg:y="8.512cm">
          <draw:text-box>
            <text:p text:style-name="P1">step</text:p>
          </draw:text-box>
        </draw:frame>
        <draw:frame draw:style-name="gr4" draw:text-style-name="P1" draw:layer="layout" svg:width="1.778cm" svg:height="0.962cm" svg:x="16.97cm" svg:y="8.512cm">
          <draw:text-box>
            <text:p text:style-name="P1">wall</text:p>
          </draw:text-box>
        </draw:frame>
        <draw:custom-shape draw:style-name="gr5" draw:text-style-name="P1" draw:layer="layout" svg:width="10.577cm" svg:height="1.27cm" svg:x="8.727cm" svg:y="4.572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3.208cm" svg:y1="5.842cm" svg:x2="13.208cm" svg:y2="4.572cm">
          <text:p/>
        </draw:line>
        <draw:frame draw:style-name="gr4" draw:text-style-name="P3" draw:layer="layout" svg:width="4.481cm" svg:height="0.886cm" svg:x="8.727cm" svg:y="4.672cm">
          <draw:text-box>
            <text:p text:style-name="P3"><text:span text:style-name="T2">Chromosome A</text:span></text:p>
          </draw:text-box>
        </draw:frame>
        <draw:frame draw:style-name="gr6" draw:text-style-name="P1" draw:layer="layout" svg:width="6.076cm" svg:height="1.269cm" svg:x="13.228cm" svg:y="4.573cm">
          <draw:text-box>
            <text:p text:style-name="P1">Chromosome B</text:p>
          </draw:text-box>
        </draw:frame>
        <draw:custom-shape draw:style-name="gr5" draw:text-style-name="P1" draw:layer="layout" svg:width="10.577cm" svg:height="1.27cm" svg:x="8.727cm" svg:y="10.672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3.208cm" svg:y1="10.642cm" svg:x2="13.208cm" svg:y2="11.942cm">
          <text:p/>
        </draw:line>
        <draw:frame draw:style-name="gr7" draw:text-style-name="P4" draw:layer="layout" svg:width="4.481cm" svg:height="0.886cm" svg:x="8.728cm" svg:y="10.772cm">
          <draw:text-box>
            <text:p text:style-name="P4"><text:span text:style-name="T2">( + x (/ 5 y) )</text:span></text:p>
          </draw:text-box>
        </draw:frame>
        <draw:frame draw:style-name="gr6" draw:text-style-name="P1" draw:layer="layout" svg:width="6.076cm" svg:height="1.269cm" svg:x="13.228cm" svg:y="10.674cm">
          <draw:text-box>
            <text:p text:style-name="P1">(do_until step wall)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8T23:40:22.286468009</meta:creation-date>
    <dc:date>2015-09-29T00:01:55.045545853</dc:date>
    <meta:editing-duration>PT6M22S</meta:editing-duration>
    <meta:editing-cycles>1</meta:editing-cycles>
    <meta:document-statistic meta:object-count="58"/>
    <meta:generator>LibreOffice/4.2.8.2$Linux_X86_64 LibreOffice_project/420m0$Build-2</meta:generator>
  </office:meta>
</office:document-meta>
</file>